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0.8611in" style:rel-column-width="8145*"/>
    </style:style>
    <style:style style:name="Table2.B" style:family="table-column">
      <style:table-column-properties style:column-width="6.066in" style:rel-column-width="57390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A2" style:family="table-cell" style:data-style-name="N37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none" fo:border-top="none" fo:border-bottom="0.0007in solid #000000"/>
    </style:style>
    <style:style style:name="P1" style:family="paragraph" style:parent-style-name="Table_20_Contents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5" style:family="paragraph" style:parent-style-name="Standard">
      <style:text-properties style:font-name="Times New Roman" fo:font-size="12pt" fo:font-style="normal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P6" style:family="paragraph" style:parent-style-name="Standard">
      <style:paragraph-properties fo:line-height="100%" fo:text-align="start" style:justify-single-word="false" fo:background-color="#ffffff">
        <style:background-image/>
      </style:paragraph-properties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1" style:family="text">
      <style:text-properties style:font-weight-complex="bold"/>
    </style:style>
    <style:style style:name="T2" style:family="text">
      <style:text-properties style:font-name="Times New Roman" style:font-name-complex="Times New Roman1"/>
    </style:style>
    <style:style style:name="T3" style:family="text">
      <style:text-properties style:font-name="Times New Roman" style:font-name-complex="Times New Roman1" style:font-weight-complex="bold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NEW CARE ASSOCIATES</text:p>
      <text:p text:style-name="P4"/>
      <text:p text:style-name="P4">Behavioral Log/IIH/Therapist</text:p>
      <text:p text:style-name="P4"/>
      <text:p text:style-name="P3">Name: <text:s/>Samuel Joseph<text:tab/><text:tab/><text:tab/><text:tab/> <text:s text:c="24"/>Date: <text:s/>06/08/18</text:p>
      <text:p text:style-name="P3">Referral Agency: <text:s/>PC <text:s text:c="13"/><text:tab/><text:tab/><text:tab/><text:tab/> <text:s text:c="11"/>Program: <text:s/>In-Home Supports</text:p>
      <text:p text:style-name="P5">Behavioral Services Rendered: <text:s/>ABA SERVICES</text:p>
      <text:p text:style-name="P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Date</text:p>
          </table:table-cell>
          <table:table-cell table:style-name="Table2.A1" office:value-type="string">
            <text:p text:style-name="P1">Narrative: <text:s/>Please indicate the nature of the interaction and current status of the individual.</text:p>
          </table:table-cell>
        </table:table-row>
        <table:table-row>
          <table:table-cell table:style-name="Table2.A2" office:value-type="date" office:date-value="2018-06-08">
            <text:p text:style-name="P1">06/08/18</text:p>
          </table:table-cell>
          <table:table-cell table:style-name="Table2.B2" office:value-type="string">
            <text:p text:style-name="P2"><text:span text:style-name="T1">On 06/8/18 Master's</text:span><text:span text:style-name="T3"> level services were provided by Mirielle Toussaint. </text:span><text:span text:style-name="T1">The focus of concentration centered on the following: No significant changes noted for this session. This individual will receive information/assistance on increasing focus level decreasing aggression level, developing effective social and interaction skills and improve fine motor skills. S</text:span><text:span text:style-name="T2">ession began by gathering information on client's recent behavioral patterns. During session, worker and social work <text:s/>intern picked client up from school bus and walked him home. Caregiver <text:s/>said that client has been remaining calm and pleasant this past week . <text:s/>She also claimed that client is currently responding better to verbal prompts, which make very happy and hopeful. Worker praised client and encouraged him to continue with the good job. <text:s/>Additionally, worker assisted client to changed from his wet clothes and diaper. Moreover,</text:span><text:span text:style-name="T3"> worker assisted client to listen to pop music, play ball, watch Barney the Adventure and shuchu tv numbers.</text:span></text:p>
            <text:p text:style-name="P6"/>
            <text:p text:style-name="P6">During meeting, client appeared happy but quiet. Client was receptive to treatment and remained <text:s/>sitting during the entire session. <text:s text:c="2"/></text:p>
            <text:p text:style-name="P6"/>
            <text:p text:style-name="P6"/>
            <text:p text:style-name="P6"/>
            <text:p text:style-name="P6"/>
            <text:p text:style-name="P6"/>
            <text:p text:style-name="P6">Staff Name:</text:p>
            <text:p text:style-name="P6"/>
            <text:p text:style-name="P6"/>
            <text:p text:style-name="P6"/>
            <text:p text:style-name="P6"/>
            <text:p text:style-name="P6">Signature:</text:p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6-29T13:06:14.25</meta:creation-date>
    <dc:date>2018-06-29T13:25:26.24</dc:date>
    <meta:editing-duration>PT14M25S</meta:editing-duration>
    <meta:editing-cycles>3</meta:editing-cycles>
    <meta:generator>OpenOffice/4.1.2$Win32 OpenOffice.org_project/412m3$Build-9782</meta:generator>
    <meta:document-statistic meta:table-count="1" meta:image-count="0" meta:object-count="0" meta:page-count="1" meta:paragraph-count="12" meta:word-count="209" meta:character-count="1502"/>
  </office:meta>
</office:document-meta>
</file>